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38C00000500CE9B43C7CF8BD368.png" manifest:media-type="image/png"/>
  <manifest:file-entry manifest:full-path="Pictures/1000541B00001A5B000006D2D6B1BAF59851C473.svg" manifest:media-type="image/svg+xml"/>
  <manifest:file-entry manifest:full-path="Pictures/10000201000000FF000000425E323EDA437626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fo:color="#000000" fo:font-size="32pt" style:text-underline-style="solid" style:text-underline-width="auto" style:text-underline-color="font-color" fo:font-weight="normal" officeooo:rsid="0016cdb1" officeooo:paragraph-rsid="0016cdb1" style:font-size-asian="20pt" style:font-weight-asian="normal" style:font-name-complex="Vazir" style:font-size-complex="32pt" style:font-weight-complex="normal"/>
    </style:style>
    <style:style style:name="P2" style:family="paragraph" style:parent-style-name="Standard">
      <style:paragraph-properties fo:text-align="center" style:justify-single-word="false" style:writing-mode="rl-tb"/>
      <style:text-properties fo:color="#000000" fo:font-size="32pt" style:text-underline-style="none" fo:font-weight="normal" officeooo:rsid="0016cdb1" officeooo:paragraph-rsid="0016cdb1" style:font-size-asian="20pt" style:font-weight-asian="normal" style:font-name-complex="Vazir" style:font-size-complex="32pt" style:font-weight-complex="normal"/>
    </style:style>
    <style:style style:name="P3" style:family="paragraph" style:parent-style-name="Standard">
      <style:paragraph-properties fo:text-align="center" style:justify-single-word="false" style:writing-mode="rl-tb"/>
      <style:text-properties fo:color="#000000" style:font-name="Vazir" fo:font-size="112pt" fo:font-style="normal" style:text-underline-style="none" fo:font-weight="bold" officeooo:rsid="0016cdb1" officeooo:paragraph-rsid="0016cdb1" style:font-size-asian="20pt" style:font-style-asian="normal" style:font-weight-asian="bold" style:font-name-complex="Vazir" style:font-size-complex="92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3" text:anchor-type="paragraph" svg:width="5.8783in" svg:height="8.2866in" draw:z-index="2"><draw:image xlink:href="Pictures/100000000000038C00000500CE9B43C7CF8BD368.png" xlink:type="simple" xlink:show="embed" xlink:actuate="onLoad" loext:mime-type="image/png"/></draw:frame></text:p>
      <text:p text:style-name="P2">۲۵ درصد تحفیف با کد تخفیف</text:p>
      <text:p text:style-name="P3">Sariab</text:p>
      <text:p text:style-name="P2">مهلت ثبت نام تا فردا ظهر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126in" style:type="center"/>
          <style:tab-stop style:position="7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9in" fo:page-height="16in" style:num-format="1" style:print-orientation="portrait" fo:margin-top="0.7874in" fo:margin-bottom="0.7874in" fo:margin-left="0.7874in" fo:margin-right="0.7874in" fo:border="none" fo:padding="0in" style:shadow="none" fo:background-color="#99cc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99ccff" draw:opacity="100%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1" text:anchor-type="paragraph" svg:x="0.8346in" svg:y="6.011in" svg:width="5.7508in" svg:height="1.4874in" draw:z-index="0"><draw:image xlink:href="Pictures/1000541B00001A5B000006D2D6B1BAF59851C473.svg" xlink:type="simple" xlink:show="embed" xlink:actuate="onLoad" loext:mime-type="image/svg+xml"/><draw:image xlink:href="Pictures/10000201000000FF000000425E323EDA43762645.png" xlink:type="simple" xlink:show="embed" xlink:actuate="onLoad" loext:mime-type="image/png"/><svg:title>Artboard 1 copy 4</svg:title></draw:frame><draw:frame draw:style-name="Mfr2" draw:name="Image2" text:anchor-type="paragraph" svg:x="2.0409in" svg:y="-0.75in" svg:width="3.5457in" svg:height="0.9173in" draw:z-index="1"><draw:image xlink:href="Pictures/1000541B00001A5B000006D2D6B1BAF59851C473.svg" xlink:type="simple" xlink:show="embed" xlink:actuate="onLoad" loext:mime-type="image/svg+xml"/><draw:image xlink:href="Pictures/10000201000000FF000000425E323EDA43762645.png" xlink:type="simple" xlink:show="embed" xlink:actuate="onLoad" loext:mime-type="image/png"/><svg:title>Artboard 1 copy 4</svg:title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8T18:08:22.869210090</meta:creation-date>
    <dc:date>2020-03-29T00:21:36.326682217</dc:date>
    <meta:editing-duration>PT51M18S</meta:editing-duration>
    <meta:editing-cycles>16</meta:editing-cycles>
    <meta:generator>LibreOffice/6.3.5.2$Linux_X86_64 LibreOffice_project/30$Build-2</meta:generator>
    <meta:document-statistic meta:table-count="0" meta:image-count="3" meta:object-count="0" meta:page-count="1" meta:paragraph-count="3" meta:word-count="13" meta:character-count="55" meta:non-whitespace-character-count="45"/>
  </office:meta>
</office:document-meta>
</file>